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56.32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75mm"/>
    </style:style>
    <style:style style:name="co11" style:family="table-column">
      <style:table-column-properties fo:break-before="auto" style:column-width="99.99mm"/>
    </style:style>
    <style:style style:name="co12" style:family="table-column">
      <style:table-column-properties fo:break-before="auto" style:column-width="57.59mm"/>
    </style:style>
    <style:style style:name="co13" style:family="table-column">
      <style:table-column-properties fo:break-before="auto" style:column-width="16.21mm"/>
    </style:style>
    <style:style style:name="co14" style:family="table-column">
      <style:table-column-properties fo:break-before="auto" style:column-width="40.62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19.17mm"/>
    </style:style>
    <style:style style:name="co17" style:family="table-column">
      <style:table-column-properties fo:break-before="auto" style:column-width="37.43mm"/>
    </style:style>
    <style:style style:name="co18" style:family="table-column">
      <style:table-column-properties fo:break-before="auto" style:column-width="88.37mm"/>
    </style:style>
    <style:style style:name="co19" style:family="table-column">
      <style:table-column-properties fo:break-before="auto" style:column-width="135.06mm"/>
    </style:style>
    <style:style style:name="co20" style:family="table-column">
      <style:table-column-properties fo:break-before="auto" style:column-width="13.65mm"/>
    </style:style>
    <style:style style:name="co21" style:family="table-column">
      <style:table-column-properties fo:break-before="auto" style:column-width="42.95mm"/>
    </style:style>
    <style:style style:name="co22" style:family="table-column">
      <style:table-column-properties fo:break-before="auto" style:column-width="53.99mm"/>
    </style:style>
    <style:style style:name="co23" style:family="table-column">
      <style:table-column-properties fo:break-before="auto" style:column-width="17.9mm"/>
    </style:style>
    <style:style style:name="co24" style:family="table-column">
      <style:table-column-properties fo:break-before="auto" style:column-width="62.05mm"/>
    </style:style>
    <style:style style:name="co25" style:family="table-column">
      <style:table-column-properties fo:break-before="auto" style:column-width="27.46mm"/>
    </style:style>
    <style:style style:name="co26" style:family="table-column">
      <style:table-column-properties fo:break-before="auto" style:column-width="19.81mm"/>
    </style:style>
    <style:style style:name="co27" style:family="table-column">
      <style:table-column-properties fo:break-before="auto" style:column-width="13.44mm"/>
    </style:style>
    <style:style style:name="co28" style:family="table-column">
      <style:table-column-properties fo:break-before="auto" style:column-width="23.85mm"/>
    </style:style>
    <style:style style:name="co29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8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9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4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Droid Sans Mono"/>
    </style:style>
    <style:style style:name="ce18" style:family="table-cell" style:parent-style-name="Default">
      <style:table-cell-properties fo:background-color="#ffff00"/>
      <style:text-properties style:font-name="Droid Sans Mono"/>
    </style:style>
    <style:style style:name="ce19" style:family="table-cell" style:parent-style-name="Default">
      <style:text-properties style:font-name="Droid Sans Mono"/>
    </style:style>
  </office:automatic-styles>
  <office:body>
    <office:spreadsheet>
      <table:calculation-settings table:automatic-find-labels="false" table:use-regular-expressions="false"/>
      <table:table table:name="ClockIOT_pcb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6" table:default-cell-style-name="ce10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12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Digi PN</text:p>
          </table:table-cell>
          <table:table-cell table:style-name="ce9" office:value-type="string" calcext:value-type="string">
            <text:p>Mfr.</text:p>
          </table:table-cell>
          <table:table-cell table:style-name="ce9" office:value-type="string" calcext:value-type="string">
            <text:p>Mfg PN</text:p>
          </table:table-cell>
          <table:table-cell table:style-name="ce9" office:value-type="string" calcext:value-type="string">
            <text:p>Decription</text:p>
          </table:table-cell>
          <table:table-cell table:style-name="ce9" office:value-type="string" calcext:value-type="string">
            <text:p>Link</text:p>
          </table:table-cell>
          <table:table-cell table:style-name="ce9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15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1276-646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AFNNNG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samsung-electro-mechanics/CL21B105KAFNNNG/1276-6469-1-ND/5958097" xlink:type="simple">https://www.digikey.com/product-detail/en/samsung-electro-mechanics/CL21B105KAFNNNG/1276-6469-1-ND/5958097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Semtech Corporation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product-detail/en/semtech-corporation/RCLAMP0854P.TCT/RCLAMP0854P.TCTCT-ND/5113720" xlink:type="simple">https://www.digikey.com/product-detail/en/semtech-corporation/RCLAMP0854P.TCT/RCLAMP0854P.TCTCT-ND/5113720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DR1,LDR2</text:p>
          </table:table-cell>
          <table:table-cell office:value-type="string" calcext:value-type="string">
            <text:p>r_0805_l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4" office:value-type="float" office:value="1050170001" calcext:value-type="float">
            <text:p>1050170001</text:p>
          </table:table-cell>
          <table:table-cell table:style-name="ce14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25,R24,R11,R10,R3,R7,R6,R12,R13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11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1904-1010-1-ND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SMD MODULE, ESP32-D0WDQ6, 32MBIT</text:p>
          </table:table-cell>
          <table:table-cell office:value-type="string" calcext:value-type="string">
            <text:p><text:a xlink:href="https://www.digikey.com/product-detail/en/espressif-systems/ESP-WROOM-32/1904-1010-1-ND/8544305" xlink:type="simple">https://www.digikey.com/product-detail/en/espressif-systems/ESP-WROOM-32/1904-1010-1-ND/8544305</text:a> 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PCB" table:style-name="ta1">
        <table:table-column table:style-name="co10" table:default-cell-style-name="ce16"/>
        <table:table-column table:style-name="co11" table:default-cell-style-name="ce19"/>
        <table:table-column table:style-name="co12" table:default-cell-style-name="ce19"/>
        <table:table-column table:style-name="co13" table:default-cell-style-name="ce16"/>
        <table:table-column table:style-name="co14" table:default-cell-style-name="ce19"/>
        <table:table-column table:style-name="co15" table:default-cell-style-name="ce19"/>
        <table:table-column table:style-name="co9" table:number-columns-repeated="1018" table:default-cell-style-name="ce19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17,C25,C23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table:number-columns-repeated="1019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table:number-columns-repeated="1019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C21,C20,C1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table:number-columns-repeated="1019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table:number-columns-repeated="1019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lamp0854P.TCT</text:p>
          </table:table-cell>
          <table:table-cell table:number-columns-repeated="1019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table:number-columns-repeated="1019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LDR1,LDR2</text:p>
          </table:table-cell>
          <table:table-cell office:value-type="string" calcext:value-type="string">
            <text:p>r_0805_ldr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table:number-columns-repeated="1019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table:number-columns-repeated="1019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R20,R1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R22,R18,R16,R1,R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R23,R21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R25,R24,R11,R10,R3,R7,R6,R12,R13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BOOT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5">
          <table:table-cell table:style-name="ce18"/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U127,U18,U1,U3,U4,U5,U6,U7,U8,U9,U10,U11,U12,U13,U14,U15,U16,U17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8,U2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table:number-columns-repeated="1019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G1,G7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G2,G8</text:p>
          </table:table-cell>
          <table:table-cell office:value-type="string" calcext:value-type="string">
            <text:p>KiCad-Logo2_6mm_Silk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G3,G9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HB47,HB48,HB49,HB50,HB51,HB52,HB53,HB5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tg_hole_3mm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M_SCH" table:style-name="ta1">
        <table:table-column table:style-name="co16" table:default-cell-style-name="ce16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visibility="collapse" table:default-cell-style-name="ce19"/>
        <table:table-column table:style-name="co22" table:visibility="collapse" table:default-cell-style-name="ce19"/>
        <table:table-column table:style-name="co23" table:visibility="collapse" table:default-cell-style-name="ce19"/>
        <table:table-column table:style-name="co24" table:visibility="collapse" table:default-cell-style-name="ce19"/>
        <table:table-column table:style-name="co25" table:visibility="collapse" table:default-cell-style-name="ce19"/>
        <table:table-column table:style-name="co26" table:visibility="collapse" table:default-cell-style-name="ce19"/>
        <table:table-column table:style-name="co27" table:visibility="collapse" table:default-cell-style-name="ce19"/>
        <table:table-column table:style-name="co28" table:visibility="collapse" table:default-cell-style-name="ce19"/>
        <table:table-column table:style-name="co29" table:visibility="collapse" table:default-cell-style-name="ce19"/>
        <table:table-column table:style-name="co9" table:number-columns-repeated="1009" table:default-cell-style-name="ce19"/>
        <table:table-row table:style-name="ro5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KlokTHREEjr_libs:c_2917</text:p>
          </table:table-cell>
          <table:table-cell table:number-columns-repeated="102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KlokTHREEjr_libs:SOT-223-3_TabPin2</text:p>
          </table:table-cell>
          <table:table-cell office:value-type="string" calcext:value-type="string">
            <text:p>http://www.diodes.com/datasheets/AP1117.pdf</text:p>
          </table:table-cell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2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3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4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5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6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7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8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9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0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KlokTHREEjr_libs:CR2032_SMD2</text:p>
          </table:table-cell>
          <table:table-cell table:number-columns-repeated="2"/>
          <table:table-cell office:value-type="string" calcext:value-type="string">
            <text:p>BU2032SM-HD-GCT-ND </text:p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KlokTHREEjr_libs:QFN-28-1EP_5x5mm_Pitch0.5mm</text:p>
          </table:table-cell>
          <table:table-cell office:value-type="string" calcext:value-type="string">
            <text:p>http://www.silabs.com/support%20documents/technicaldocs/cp2102n-datasheet.pdf</text:p>
          </table:table-cell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KlokTHREEjr_libs:SOT-363_SC-70-6</text:p>
          </table:table-cell>
          <table:table-cell office:value-type="string" calcext:value-type="string">
            <text:p>https://www.diodes.com/assets/Datasheets/ds30345.pdf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KlokTHREEjr_libs:DS3231</text:p>
          </table:table-cell>
          <table:table-cell table:number-columns-repeated="1020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KlokTHREEjr_libs:esp_wroom_3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020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KlokTHREEjr_libs:LED-0805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Clamp0854P.TCT</text:p>
          </table:table-cell>
          <table:table-cell office:value-type="string" calcext:value-type="string">
            <text:p>KlokTHREEjr_libs:SOT-143</text:p>
          </table:table-cell>
          <table:table-cell table:number-columns-repeated="1020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5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6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KlokTHREEjr_libs:SW_SMD</text:p>
          </table:table-cell>
          <table:table-cell table:number-columns-repeated="1020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KlokTHREEjr_libs:USB_Micro-B_Molex-105017-0001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19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HB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1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2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3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KlokTHREEjr_libs:Header_4x1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KlokTHREEjr_libs:Header_4x1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8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KlokTHREEjr_libs:R_0402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7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J2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1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2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5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6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7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8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3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BITE4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7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8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9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2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3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54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5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HB46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G9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KlokTHREEjr_libs:Pin_Header_Straight_1x02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KlokTHREEjr_libs:Header_ISP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KlokTHREEjr_libs:BreakOutPad</text:p>
          </table:table-cell>
          <table:table-cell table:number-columns-repeated="1020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2:BoM_PCB.F6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B2:BoM_SCH.P20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9:22:28.49954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9:22:48.534266755</dc:date>
    <dc:creator>Anool Mahidharia</dc:creator>
    <meta:editing-duration>PT3H12M5S</meta:editing-duration>
    <meta:editing-cycles>19</meta:editing-cycles>
    <meta:generator>LibreOffice/5.1.6.2$Linux_X86_64 LibreOffice_project/10m0$Build-2</meta:generator>
    <meta:document-statistic meta:table-count="3" meta:cell-count="1764" meta:object-count="0"/>
  </office:meta>
</office:document-meta>
</file>